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D40000004E6811668BF6EA111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style:font-family-generic="swiss"/>
    <style:font-face style:name="Calibri1" svg:font-family="Calibri" style:font-family-generic="swiss"/>
    <style:font-face style:name="DejaVu Sans" svg:font-family="'DejaVu Sans'" style:font-family-generic="swiss"/>
    <style:font-face style:name="Georgia1" svg:font-family="Georgia" style:font-family-generic="swiss"/>
    <style:font-face style:name="Noto Sans CJK SC" svg:font-family="'Noto Sans CJK SC'" style:font-family-generic="swiss"/>
    <style:font-face style:name="Tahoma1" svg:font-family="Tahoma" style:font-family-generic="swiss"/>
    <style:font-face style:name="Times New Roman1" svg:font-family="'Times New Roman'"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DejaVu Sans1" svg:font-family="'DejaVu Sans'" style:font-family-generic="system" style:font-pitch="variable"/>
    <style:font-face style:name="Georgia2" svg:font-family="Georgia" style:font-family-generic="system" style:font-pitch="variable"/>
    <style:font-face style:name="Lohit Devanagari" svg:font-family="'Lohit Devanagar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loext:graphic-properties draw:fill="solid" draw:fill-color="#ffffff"/>
      <style:paragraph-properties fo:line-height="150%" fo:text-align="justify" style:justify-single-word="false" fo:background-color="#ffffff"/>
    </style:style>
    <style:style style:name="P3" style:family="paragraph" style:parent-style-name="Standard">
      <style:paragraph-properties fo:line-height="150%" fo:text-align="justify" style:justify-single-word="false">
        <style:tab-stops>
          <style:tab-stop style:position="14.049cm"/>
        </style:tab-stops>
      </style:paragraph-properties>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margin-top="0.254cm" fo:margin-bottom="0.254cm" loext:contextual-spacing="false" fo:line-height="150%" fo:text-align="justify" style:justify-single-word="false"/>
    </style:style>
    <style:style style:name="P6" style:family="paragraph" style:parent-style-name="Standard">
      <style:paragraph-properties fo:margin-top="0.254cm" fo:margin-bottom="0.254cm" loext:contextual-spacing="false" fo:line-height="150%" fo:text-align="justify" style:justify-single-word="false">
        <style:tab-stops>
          <style:tab-stop style:position="10.583cm"/>
        </style:tab-stops>
      </style:paragraph-properties>
    </style:style>
    <style:style style:name="P7" style:family="paragraph" style:parent-style-name="Standard">
      <style:paragraph-properties fo:margin-top="0.254cm" fo:margin-bottom="0.254cm" loext:contextual-spacing="false" fo:line-height="150%" fo:text-align="justify" style:justify-single-word="false"/>
      <style:text-properties fo:background-color="#72bf44"/>
    </style:style>
    <style:style style:name="P8" style:family="paragraph" style:parent-style-name="Standard">
      <style:paragraph-properties fo:margin-top="0.254cm" fo:margin-bottom="0.254cm" loext:contextual-spacing="false" fo:line-height="150%" fo:text-align="justify" style:justify-single-word="false">
        <style:tab-stops>
          <style:tab-stop style:position="10.583cm"/>
        </style:tab-stops>
      </style:paragraph-properties>
      <style:text-properties fo:background-color="#72bf44"/>
    </style:style>
    <style:style style:name="P9" style:family="paragraph" style:parent-style-name="Standard" style:master-page-name="Standard">
      <style:paragraph-properties fo:margin-top="0.254cm" fo:margin-bottom="0.254cm" loext:contextual-spacing="false" fo:line-height="150%" fo:text-align="justify" style:justify-single-word="false" style:page-number="1">
        <style:tab-stops>
          <style:tab-stop style:position="10.583cm"/>
        </style:tab-stops>
      </style:paragraph-properties>
    </style:style>
    <style:style style:name="P10" style:family="paragraph" style:parent-style-name="Standard">
      <style:paragraph-properties fo:margin-top="0.106cm" fo:margin-bottom="0.106cm" loext:contextual-spacing="false" fo:line-height="150%" fo:text-align="center" style:justify-single-word="false"/>
    </style:style>
    <style:style style:name="P11" style:family="paragraph" style:parent-style-name="Standard">
      <style:paragraph-properties fo:margin-top="0.106cm" fo:margin-bottom="0.106cm" loext:contextual-spacing="false" fo:line-height="150%" fo:text-align="justify" style:justify-single-word="false"/>
    </style:style>
    <style:style style:name="P12" style:family="paragraph" style:parent-style-name="Standard">
      <style:paragraph-properties fo:margin-top="0.106cm" fo:margin-bottom="0.106cm" loext:contextual-spacing="false" fo:line-height="150%" fo:text-align="justify" style:justify-single-word="false">
        <style:tab-stops>
          <style:tab-stop style:position="1.501cm"/>
        </style:tab-stops>
      </style:paragraph-properties>
    </style:style>
    <style:style style:name="P13" style:family="paragraph" style:parent-style-name="Standard">
      <style:paragraph-properties fo:margin-top="0.106cm" fo:margin-bottom="0.106cm" loext:contextual-spacing="false" fo:line-height="150%" fo:text-align="center" style:justify-single-word="false"/>
      <style:text-properties style:text-underline-style="solid" style:text-underline-width="auto" style:text-underline-color="font-color" fo:font-weight="bold" style:font-weight-asian="bold"/>
    </style:style>
    <style:style style:name="P14" style:family="paragraph" style:parent-style-name="Standard" style:master-page-name="Converted1">
      <style:paragraph-properties fo:margin-top="0.106cm" fo:margin-bottom="0.106cm" loext:contextual-spacing="false" fo:line-height="150%" fo:text-align="justify" style:justify-single-word="false" style:page-number="auto"/>
    </style:style>
    <style:style style:name="P15"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uto"/>
    </style:style>
    <style:style style:name="P16" style:family="paragraph" style:parent-style-name="Standard">
      <loext:graphic-properties draw:fill="solid" draw:fill-color="#ffffff"/>
      <style:paragraph-properties fo:margin-left="0cm" fo:margin-right="0cm" fo:margin-top="0.282cm" fo:margin-bottom="0.423cm" loext:contextual-spacing="false" fo:line-height="100%" fo:text-align="start" style:justify-single-word="false" fo:keep-together="auto" fo:orphans="2" fo:widows="2" fo:text-indent="0cm" style:auto-text-indent="false" fo:background-color="#ffffff" fo:keep-with-next="auto">
        <style:tab-stops>
          <style:tab-stop style:position="5.175cm"/>
        </style:tab-stops>
      </style:paragraph-properties>
    </style:style>
    <style:style style:name="P17" style:family="paragraph" style:parent-style-name="Standard">
      <loext:graphic-properties draw:fill="solid" draw:fill-color="#ffffff"/>
      <style:paragraph-properties fo:margin-left="0cm" fo:margin-right="0cm" fo:margin-top="0cm" fo:margin-bottom="0.212cm" loext:contextual-spacing="false" fo:line-height="100%" fo:text-align="end" style:justify-single-word="false" fo:keep-together="auto" fo:orphans="2" fo:widows="2" fo:text-indent="0cm" style:auto-text-indent="false" fo:background-color="#ffffff" fo:padding-left="0.141cm" fo:padding-right="0.141cm" fo:padding-top="0.035cm" fo:padding-bottom="0.035cm" fo:border="0.51pt solid #00000a" fo:keep-with-next="auto"/>
    </style:style>
    <style:style style:name="P18" style:family="paragraph" style:parent-style-name="Standard">
      <loext:graphic-properties draw:fill="solid" draw:fill-color="#ffffff"/>
      <style:paragraph-properties fo:margin-left="-0.25cm" fo:margin-right="0cm" fo:text-align="justify" style:justify-single-word="false" fo:text-indent="0cm" style:auto-text-indent="false" fo:background-color="#ffffff"/>
    </style:style>
    <style:style style:name="P19" style:family="paragraph" style:parent-style-name="Standard">
      <style:paragraph-properties fo:margin-top="0.494cm" fo:margin-bottom="0.494cm" loext:contextual-spacing="false" fo:line-height="150%" fo:text-align="justify" style:justify-single-word="false"/>
    </style:style>
    <style:style style:name="T1" style:family="text">
      <style:text-properties fo:font-size="11pt" fo:letter-spacing="0.035cm" style:rfc-language-tag="es-ES-u-co-trad" fo:language="es" fo:country="ES" fo:font-style="italic" style:text-underline-style="none" fo:font-weight="bold" style:font-name-asian="Batang" style:font-size-asian="11pt" style:language-asian="es" style:country-asian="ES" style:font-style-asian="italic" style:font-weight-asian="bold" style:font-name-complex="Times New Roman2" style:font-size-complex="11pt" style:font-style-complex="italic" style:font-weight-complex="bold" fo:background-color="#c0c0c0"/>
    </style:style>
    <style:style style:name="T2" style:family="text">
      <style:text-properties fo:font-size="11pt" fo:letter-spacing="0.035cm" style:rfc-language-tag="es-ES-u-co-trad" fo:language="es" fo:country="ES" fo:font-style="italic" style:text-underline-style="none" fo:font-weight="bold" style:font-name-asian="Batang" style:font-size-asian="11pt" style:language-asian="es" style:country-asian="ES" style:font-style-asian="italic" style:font-weight-asian="bold" style:font-name-complex="Times New Roman2" style:font-size-complex="11pt" style:font-style-complex="italic" style:font-weight-complex="bold" fo:background-color="#800080"/>
    </style:style>
    <style:style style:name="T3" style:family="text">
      <style:text-properties fo:font-size="11pt" fo:letter-spacing="0.035cm" style:rfc-language-tag="es-ES-u-co-trad" fo:language="es" fo:country="ES" fo:font-style="italic" style:text-underline-style="none" fo:font-weight="bold" style:font-name-asian="Batang" style:font-size-asian="11pt" style:language-asian="es" style:country-asian="ES" style:font-style-asian="italic" style:font-weight-asian="bold" style:font-name-complex="Times New Roman2" style:font-size-complex="11pt" style:font-style-complex="italic" style:font-weight-complex="bold" fo:background-color="#ffff00"/>
    </style:style>
    <style:style style:name="T4" style:family="text">
      <style:text-properties fo:font-size="11pt" fo:font-style="italic" style:text-underline-style="none" fo:font-weight="bold" style:font-size-asian="11pt" style:font-style-asian="italic" style:font-weight-asian="bold" style:font-size-complex="11pt" style:font-style-complex="italic" fo:background-color="#c0c0c0"/>
    </style:style>
    <style:style style:name="T5" style:family="text">
      <style:text-properties fo:font-size="11pt" style:font-size-asian="11pt" style:font-size-complex="11pt"/>
    </style:style>
    <style:style style:name="T6" style:family="text">
      <style:text-properties style:text-underline-style="none"/>
    </style:style>
    <style:style style:name="T7" style:family="text">
      <style:text-properties style:text-underline-style="none" fo:background-color="#008000"/>
    </style:style>
    <style:style style:name="T8" style:family="text">
      <style:text-properties style:text-underline-style="none" fo:background-color="#ffff00"/>
    </style:style>
    <style:style style:name="T9" style:family="text">
      <style:text-properties fo:font-size="16pt" style:text-underline-style="solid" style:text-underline-width="auto" style:text-underline-color="font-color" fo:font-weight="bold" style:font-size-asian="16pt" style:font-weight-asian="bold" style:font-size-complex="16pt"/>
    </style:style>
    <style:style style:name="T10" style:family="text">
      <style:text-properties fo:font-size="16pt" style:text-underline-style="solid" style:text-underline-width="auto" style:text-underline-color="font-color" fo:font-weight="bold" style:font-size-asian="16pt" style:font-weight-asian="bold" style:font-size-complex="16pt" fo:background-color="#800080"/>
    </style:style>
    <style:style style:name="T11" style:family="text">
      <style:text-properties fo:font-weight="bold" style:font-weight-asian="bold"/>
    </style:style>
    <style:style style:name="T12" style:family="text">
      <style:text-properties fo:font-weight="bold" style:font-weight-asian="bold" fo:background-color="#ffff00"/>
    </style:style>
    <style:style style:name="T13" style:family="text">
      <style:text-properties fo:font-weight="bold" style:font-weight-asian="bold" fo:background-color="#008000"/>
    </style:style>
    <style:style style:name="T14" style:family="text">
      <style:text-properties fo:font-weight="bold" style:font-weight-asian="bold" fo:background-color="#800080"/>
    </style:style>
    <style:style style:name="T15" style:family="text">
      <style:text-properties fo:font-weight="bold" style:font-weight-asian="bold" style:font-weight-complex="bold" fo:background-color="#800080"/>
    </style:style>
    <style:style style:name="T16" style:family="text">
      <style:text-properties fo:background-color="#ffff00"/>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style:font-weight-asian="bold" fo:background-color="#800080"/>
    </style:style>
    <style:style style:name="T19" style:family="text">
      <style:text-properties fo:font-variant="normal" fo:text-transform="none" fo:color="#222222" style:text-line-through-style="none" style:text-line-through-type="none" style:text-position="0% 100%" fo:font-size="8pt" fo:font-style="normal" style:text-underline-style="none" fo:font-weight="bold" style:font-name-asian="Times New Roman1" style:font-size-asian="8pt" style:font-style-asian="normal" style:font-weight-asian="bold" style:font-name-complex="Times New Roman2" style:font-size-complex="8pt" fo:background-color="#ffffff"/>
    </style:style>
    <style:style style:name="T20" style:family="text">
      <style:text-properties fo:font-variant="normal" fo:text-transform="none" fo:color="#222222" style:text-line-through-style="none" style:text-line-through-type="none" style:text-position="0% 100%" style:font-name="Times New Roman" fo:font-size="8pt" fo:font-style="normal" style:text-underline-style="none" fo:font-weight="bold" style:font-name-asian="Times New Roman1" style:font-size-asian="8pt" style:font-style-asian="normal" style:font-weight-asian="bold" style:font-name-complex="Times New Roman2" style:font-size-complex="8pt" fo:background-color="#ffffff"/>
    </style:style>
    <style:style style:name="T21" style:family="text">
      <style:text-properties fo:font-variant="normal" fo:text-transform="none" fo:color="#222222" style:text-line-through-style="none" style:text-line-through-type="none" style:text-position="0% 100%" style:font-name="Tahoma" fo:font-size="6pt" fo:font-style="normal" style:text-underline-style="none" fo:font-weight="normal" fo:background-color="transparent" loext:char-shading-value="0" style:font-name-asian="Tahoma1" style:font-size-asian="6pt" style:font-style-asian="normal" style:font-weight-asian="normal" style:font-name-complex="Tahoma2" style:font-size-complex="6pt"/>
    </style:style>
    <style:style style:name="T22" style:family="text">
      <style:text-properties fo:font-variant="normal" fo:text-transform="none" fo:color="#222222" style:text-line-through-style="none" style:text-line-through-type="none" style:text-position="0% 100%" style:font-name="Tahoma" fo:font-size="6pt" fo:font-style="normal" style:text-underline-style="none" fo:font-weight="normal" style:font-name-asian="Tahoma1" style:font-size-asian="6pt" style:font-style-asian="normal" style:font-weight-asian="normal" style:font-name-complex="Tahoma2" style:font-size-complex="6pt"/>
    </style:style>
    <style:style style:name="T23" style:family="text">
      <style:text-properties fo:font-variant="normal" fo:text-transform="none" fo:color="#000000" style:text-line-through-style="none" style:text-line-through-type="none" style:text-position="0% 100%" fo:font-size="8pt" fo:font-style="normal" style:text-underline-style="none" fo:font-weight="bold" fo:background-color="transparent" loext:char-shading-value="0" style:font-name-asian="Times New Roman1" style:font-size-asian="8pt" style:font-style-asian="normal" style:font-weight-asian="bold" style:font-name-complex="Times New Roman2" style:font-size-complex="8pt"/>
    </style:style>
    <style:style style:name="T24" style:family="text">
      <style:text-properties fo:font-variant="normal" fo:text-transform="none" fo:color="#000000" style:text-line-through-style="none" style:text-line-through-type="none" style:text-position="0% 100%" fo:font-size="8pt" fo:font-style="normal" style:text-underline-style="none" fo:font-weight="bold" fo:background-color="#ed1c24" loext:char-shading-value="0" style:font-name-asian="Times New Roman1" style:font-size-asian="8pt" style:font-style-asian="normal" style:font-weight-asian="bold" style:font-name-complex="Times New Roman2" style:font-size-complex="8pt"/>
    </style:style>
    <style:style style:name="T25" style:family="text">
      <style:text-properties fo:font-variant="normal" fo:text-transform="none" fo:color="#000000" style:text-line-through-style="none" style:text-line-through-type="none" style:text-position="0% 100%" style:font-name="Times New Roman" fo:font-size="8pt" fo:font-style="normal" style:text-underline-style="none" fo:font-weight="bold" style:font-name-asian="Times New Roman1" style:font-size-asian="8pt" style:font-style-asian="normal" style:font-weight-asian="bold" style:font-name-complex="Times New Roman2" style:font-size-complex="8pt"/>
    </style:style>
    <style:style style:name="T26" style:family="text">
      <style:text-properties fo:font-size="8pt" fo:font-weight="bold" style:font-size-asian="8pt" style:font-weight-asian="bold" style:font-size-complex="8pt" fo:background-color="#ff0000"/>
    </style:style>
    <style:style style:name="T27" style:family="text">
      <style:text-properties fo:color="#14171a" fo:font-size="9pt" style:font-size-asian="9pt" style:font-size-complex="9pt"/>
    </style:style>
    <style:style style:name="T28" style:family="text">
      <style:text-properties fo:color="#0000ff" fo:font-size="9pt" style:text-underline-style="solid" style:text-underline-width="auto" style:text-underline-color="font-color" style:font-size-asian="9pt" style:font-size-complex="9pt"/>
    </style:style>
    <style:style style:name="T29" style:family="text">
      <style:text-properties fo:color="#657786" fo:font-size="9pt" style:font-size-asian="9pt" style:font-size-complex="9pt"/>
    </style:style>
    <style:style style:name="T30" style:family="text">
      <style:text-properties fo:font-size="12pt" style:text-underline-style="solid" style:text-underline-width="auto" style:text-underline-color="font-color" fo:font-weight="bold" style:font-name-asian="Times New Roman1" style:font-size-asian="12pt" style:language-asian="es" style:country-asian="ES" style:font-weight-asian="bold" style:font-name-complex="Times New Roman2" style:font-size-complex="12pt"/>
    </style:style>
    <style:style style:name="T31" style:family="text">
      <style:text-properties fo:font-size="12pt" fo:letter-spacing="0.035cm" style:rfc-language-tag="es-ES-u-co-trad" fo:language="es" fo:country="ES" style:text-underline-style="none" fo:font-weight="bold" style:font-name-asian="Batang" style:font-size-asian="12pt" style:language-asian="es" style:country-asian="ES" style:font-weight-asian="bold" style:font-name-complex="Times New Roman2" style:font-size-complex="12pt" style:font-weight-complex="bold"/>
    </style:style>
    <style:style style:name="T32" style:family="text">
      <style:text-properties fo:font-size="12pt" fo:letter-spacing="0.035cm" style:rfc-language-tag="es-ES-u-co-trad" fo:language="es" fo:country="ES" style:text-underline-style="none" fo:font-weight="bold" style:font-name-asian="Batang" style:font-size-asian="12pt" style:language-asian="es" style:country-asian="ES" style:font-weight-asian="bold" style:font-name-complex="Times New Roman2" style:font-size-complex="12pt" style:font-weight-complex="bold" fo:background-color="#008000"/>
    </style:style>
    <style:style style:name="T33" style:family="text">
      <style:text-properties fo:font-size="12pt" fo:letter-spacing="0.035cm" style:rfc-language-tag="es-ES-u-co-trad" fo:language="es" fo:country="ES" style:text-underline-style="none" fo:font-weight="bold" style:font-name-asian="Batang" style:font-size-asian="12pt" style:language-asian="es" style:country-asian="ES" style:font-weight-asian="bold" style:font-name-complex="Times New Roman2" style:font-size-complex="12pt" style:font-weight-complex="bold" fo:background-color="#ffff00"/>
    </style:style>
    <style:style style:name="T34" style:family="text">
      <style:text-properties style:font-name="Times New Roman" fo:font-size="12pt" style:text-underline-style="solid" style:text-underline-width="auto" style:text-underline-color="font-color" fo:font-weight="bold" style:font-name-asian="Times New Roman1" style:font-size-asian="12pt" style:language-asian="es" style:country-asian="ES" style:font-weight-asian="bold" style:font-name-complex="Times New Roman2" style:font-size-complex="12pt"/>
    </style:style>
    <style:style style:name="T35" style:family="text">
      <style:text-properties fo:background-color="#800080"/>
    </style:style>
    <style:style style:name="T36" style:family="text">
      <style:text-properties fo:font-size="10.5pt" fo:letter-spacing="0.035cm" style:rfc-language-tag="es-ES-u-co-trad" fo:language="es" fo:country="ES" style:text-underline-style="none" fo:font-weight="bold" style:font-name-asian="Batang" style:font-size-asian="10.5pt" style:language-asian="es" style:country-asian="ES" style:font-weight-asian="bold" style:font-name-complex="Times New Roman2" style:font-size-complex="10.5pt" style:font-weight-complex="bold"/>
    </style:style>
    <style:style style:name="T37" style:family="text">
      <style:text-properties fo:font-size="10.5pt" fo:letter-spacing="0.035cm" style:rfc-language-tag="es-ES-u-co-trad" fo:language="es" fo:country="ES" style:text-underline-style="none" fo:font-weight="bold" style:font-name-asian="Batang" style:font-size-asian="10.5pt" style:language-asian="es" style:country-asian="ES" style:font-weight-asian="bold" style:font-name-complex="Times New Roman2" style:font-size-complex="10.5pt" style:font-weight-complex="bold" fo:background-color="#008000"/>
    </style:style>
    <style:style style:name="T38" style:family="text">
      <style:text-properties fo:font-size="10.5pt" fo:letter-spacing="0.035cm" style:rfc-language-tag="es-ES-u-co-trad" fo:language="es" fo:country="ES" style:text-underline-style="none" fo:font-weight="bold" style:font-name-asian="Batang" style:font-size-asian="10.5pt" style:language-asian="es" style:country-asian="ES" style:font-weight-asian="bold" style:font-name-complex="Times New Roman2" style:font-size-complex="10.5pt" style:font-weight-complex="bold" fo:background-color="#ffff00"/>
    </style:style>
    <style:style style:name="T39" style:family="text">
      <style:text-properties fo:font-size="10.5pt" fo:letter-spacing="0.035cm" style:rfc-language-tag="es-ES-u-co-trad" fo:language="es" fo:country="ES" style:text-underline-style="none" fo:font-weight="bold" style:font-name-asian="Times New Roman1" style:font-size-asian="10.5pt" style:language-asian="es" style:country-asian="ES" style:font-weight-asian="bold" style:font-name-complex="Times New Roman2" style:font-size-complex="10.5pt" style:font-style-complex="italic" style:font-weight-complex="bold" fo:background-color="#ffff00"/>
    </style:style>
    <style:style style:name="T40" style:family="text">
      <style:text-properties fo:font-size="10.5pt" fo:letter-spacing="0.035cm" style:rfc-language-tag="es-ES-u-co-trad" fo:language="es" fo:country="ES" fo:font-style="italic" style:text-underline-style="none" fo:font-weight="bold" style:font-name-asian="Times New Roman1" style:font-size-asian="10.5pt" style:language-asian="es" style:country-asian="ES" style:font-style-asian="italic" style:font-weight-asian="bold" style:font-name-complex="Times New Roman2" style:font-size-complex="10.5pt" style:font-style-complex="italic" style:font-weight-complex="bold" fo:background-color="#ffff00"/>
    </style:style>
    <style:style style:name="T41" style:family="text">
      <style:text-properties fo:font-size="10.5pt" style:text-underline-style="none" style:font-size-asian="10.5pt" style:font-size-complex="10.5pt" fo:background-color="#008000"/>
    </style:style>
    <style:style style:name="T42" style:family="text">
      <style:text-properties fo:font-size="10.5pt" style:text-underline-style="none" fo:font-weight="bold" style:font-size-asian="10.5pt" style:font-weight-asian="bold" style:font-size-complex="10.5pt" fo:background-color="#ffff00"/>
    </style:style>
    <style:style style:name="T43" style:family="text">
      <style:text-properties fo:font-size="10.5pt" fo:font-style="italic" style:text-underline-style="none" fo:font-weight="bold" style:font-size-asian="10.5pt" style:font-style-asian="italic" style:font-weight-asian="bold" style:font-size-complex="10.5pt" style:font-style-complex="italic" fo:background-color="#ffff00"/>
    </style:style>
    <style:style style:name="T44" style:family="text">
      <style:text-properties fo:color="#000000" fo:font-weight="bold" style:font-weight-asian="bold" fo:background-color="#800080"/>
    </style:style>
    <style:style style:name="T45" style:family="text">
      <style:text-properties fo:color="#000000" fo:font-weight="bold" style:font-weight-asian="bold" fo:background-color="#ffff00"/>
    </style:style>
    <style:style style:name="T46" style:family="text">
      <style:text-properties fo:color="#000000" fo:font-weight="bold" style:font-weight-asian="bold" fo:background-color="#ffffff"/>
    </style:style>
    <style:style style:name="T47" style:family="text">
      <style:text-properties fo:color="#000000" fo:font-weight="bold" style:font-weight-asian="bold"/>
    </style:style>
    <style:style style:name="T48" style:family="text">
      <style:text-properties fo:color="#000000"/>
    </style:style>
    <style:style style:name="T49" style:family="text">
      <style:text-properties fo:color="#000000" fo:background-color="#800080"/>
    </style:style>
    <style:style style:name="T50" style:family="text">
      <style:text-properties fo:color="#000000" fo:background-color="#ffff00"/>
    </style:style>
    <style:style style:name="T51" style:family="text">
      <style:text-properties fo:color="#000000" fo:background-color="#ffffff"/>
    </style:style>
    <style:style style:name="T52" style:family="text">
      <style:text-properties fo:font-style="italic" style:font-style-asian="italic"/>
    </style:style>
    <style:style style:name="T53" style:family="text">
      <style:text-properties fo:font-style="italic" style:font-style-asian="italic" fo:background-color="#800080"/>
    </style:style>
    <style:style style:name="T54" style:family="text">
      <style:text-properties fo:font-style="italic" style:font-style-asian="italic" fo:background-color="#ffff00"/>
    </style:style>
    <style:style style:name="T55" style:family="text">
      <style:text-properties fo:background-color="#ffffff"/>
    </style:style>
    <style:style style:name="T56" style:family="text">
      <style:text-properties fo:font-style="normal" style:font-style-asian="normal"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ropuesta de escritura:</text:span></text:p>
      <text:p text:style-name="P6"><text:span text:style-name="T1">Generar una nueva estructura de acta de audiencia. Tenemos marcadores </text:span><text:span text:style-name="T2">violetas</text:span><text:span text:style-name="T1"> que nos permite ubicarnos en el texto y lo que se debe anonimizar en </text:span><text:span text:style-name="T3">amarillo. </text:span><text:span text:style-name="T1">Si se respecta un modo de relevar se puede determinar más fácilmente que se debe preservar.</text:span></text:p>
      <text:p text:style-name="P6"><text:span text:style-name="T1">Nombre y Apellido, DNI, fecha de nacimiento, lugar de nacimiento, estado civil, nacionalidad, <text:s/>domicilio (direccion, número, piso, ciudad, provincia, código postal), <text:s/>nombre de padres, trabajo, telefono, email</text:span></text:p>
      <text:p text:style-name="P6"><text:span text:style-name="T1">vehiculo automotor marca XXXX, modelo XXX, color xxxx, con dominio colocado XXXXX</text:span></text:p>
      <text:p text:style-name="P6"><text:span text:style-name="T1">motocicleta marca XXXX, modelo XXX, color xxxx, con dominio colocado XXXXX</text:span></text:p>
      <text:p text:style-name="P6"><text:span text:style-name="T1">Cambiar la terminologia a la parte imputada o pensar que sucede con imputado/imputada * riesgos.</text:span></text:p>
      <text:p text:style-name="P10"><text:span text:style-name="T10">ACTA DE AUDIENCIA</text:span></text:p>
      <text:p text:style-name="P10"><text:span text:style-name="T12">“Lopez, Ayelén <text:s/></text:span></text:p>
      <text:p text:style-name="P10"><text:span text:style-name="T13">s/ art. 114 del Código Contravencional (en adelante, CC)”</text:span></text:p>
      <text:p text:style-name="P10"><text:span text:style-name="T14">Causa Nº </text:span><text:span text:style-name="T11">43618/18</text:span></text:p>
      <text:p text:style-name="P10"><text:span text:style-name="T11">Fecha:</text:span> 9 de noviembre de 2018</text:p>
      <text:p text:style-name="P10"><text:span text:style-name="T11">Horario de inicio:</text:span> 10.45 horas</text:p>
      <text:p text:style-name="P10"/>
      <text:p text:style-name="P10"><text:span text:style-name="T15">&lt;Datos judiciales&gt;</text:span></text:p>
      <text:p text:style-name="P11"><text:span text:style-name="T17">Tipo de audiencia</text:span><text:span text:style-name="T11">:</text:span> audiencia por juicio abreviado (art. 45 Ley de Procedimiento Contravencional; en adelante, LPC)</text:p>
      <text:p text:style-name="P11"><text:span text:style-name="T17">Juez</text:span><text:span text:style-name="T11">:</text:span> Pablo C. Casas, a cargo del Juzgado de Primera Instancia PCyF Nº 10.</text:p>
      <text:p text:style-name="P11"><text:span text:style-name="T17">Secretaria:</text:span> Maria Antonela Mandolesi.</text:p>
      <text:p text:style-name="P11"><text:span text:style-name="T30">Prosecretaria Coadyuvante</text:span></text:p>
      <text:p text:style-name="P14"><text:span text:style-name="T30">Prosecretaria Administrativa</text:span></text:p>
      <text:p text:style-name="P10"><text:span text:style-name="T18">PARTES PRESENTES</text:span></text:p>
      <text:p text:style-name="P7"><text:span text:style-name="T31">DATOS PUBLICOS</text:span></text:p>
      <text:p text:style-name="P7"><text:span text:style-name="T36">[JUEZ] </text:span></text:p>
      <text:p text:style-name="P7"><text:span text:style-name="T36">[DEFENSORA OFICIAL O PARTICULAR] </text:span></text:p>
      <text:p text:style-name="P7"><text:span text:style-name="T36">[QUERELLA]</text:span></text:p>
      <text:p text:style-name="P8"><text:span text:style-name="T36">[FISCALIA] </text:span></text:p>
      <text:p text:style-name="P8"><text:span text:style-name="T36">[ASESORIA TUTELAR]</text:span></text:p>
      <text:p text:style-name="P8"><text:span text:style-name="T36">[PERITOS]</text:span></text:p>
      <text:p text:style-name="P6"><text:span text:style-name="T33">DATOS SENSIBLES</text:span></text:p>
      <text:p text:style-name="P6"><text:span text:style-name="T38">[PARTE DENUNCIANTE]</text:span></text:p>
      <text:p text:style-name="P6"><text:span text:style-name="T38">[PARTE IMPUTADA] </text:span></text:p>
      <text:p text:style-name="P6"><text:span text:style-name="T38">[TESTIGOS]</text:span></text:p>
      <text:p text:style-name="P6"><text:span text:style-name="T38">[VICTIMAS] </text:span><text:span text:style-name="T1">Nombre y Apellido, DNI, fecha de nacimiento, lugar de nacimiento, estado civil, nacionalidad, <text:s/>domicilio (direccion, número, piso, ciudad, provincia, código postal), <text:s/>nombre de padres, trabajo, telefono, email</text:span></text:p>
      <text:p text:style-name="P6"><text:bookmark-start text:name="__DdeLink__5470_464574700"/><text:span text:style-name="T39">[ENTIDADES] Entidades que podrian permitir ubicar a las personas</text:span><text:bookmark-end text:name="__DdeLink__5470_464574700"/></text:p>
      <text:p text:style-name="P6"><text:span text:style-name="T40">[DOMICILIOS] domicilios que podrian permitir ubicar a las personas</text:span></text:p>
      <text:p text:style-name="P13"/>
      <text:p text:style-name="P10"><text:span text:style-name="T18">DESARROLLO DE LA AUDIENCIA</text:span></text:p>
      <text:p text:style-name="P1"><text:span text:style-name="T11">Juez: </text:span>explica al imputado que la audiencia tiene como objeto escucharlo en virtud del acuerdo de juicio abreviado que firmó conjuntamente con la Fiscal y la defensa (págs. 3/6). </text:p>
      <text:p text:style-name="P1">Le explica las características del juicio abreviado, sus consecuencias y las condiciones a las que deberá someterse en caso de homologarse dicho acuerdo y dictarse sentencia.</text:p>
      <text:p text:style-name="P1">Acto seguido, dispone que se haga lectura al acuerdo firmado en la Fiscalía, a través del cual el imputado reconoció lisa y llanamente la imputación como le fue descripta y en base a la cual, sumado a las pruebas allí detalladas, se solicitó la imposición de una <text:span text:style-name="T11">pena principal de cuatro (4) días de arresto</text:span>, en suspenso, debiendo cumplir en el <text:span text:style-name="T11">plazo de tres (3) MESES</text:span> a las siguientes reglas de conducta: <text:span text:style-name="T14">1)</text:span><text:span text:style-name="T35"> Fijar residencia en la calle </text:span><text:span text:style-name="T16">Suipacha 109,</text:span> de esta ciudad y <text:soft-page-break/>comunicar a la Fiscalía el cambio; <text:span text:style-name="T11">2)</text:span> Cumplir con las citaciones o requerimientos que la Fiscalía, el Juzgado o la oficina de control hicieren; <text:span text:style-name="T11">3)</text:span> Realizar la entrega de bienes y/o enseres por un valor equivalente a la suma de pesos un mil quinientos ($1.500) <text:span text:style-name="T35">a favor de la entidad</text:span> <text:span text:style-name="T16">Hospital "Profesor Dr. Juan P. Garraham", sito en la calle Combate de los Pozos 1881, de esta ciudad, tel. 4308-4300; </text:span><text:span text:style-name="T11">4)</text:span> Abstenerse de conducir por el plazo de veinte (20) DÍAS, motivo por el cual deberá hacer entrega de la licencia de conducir por dicho período; <text:span text:style-name="T11">5)</text:span> asistir al curso "Programa de Educación Vial para suspensión de juicio a prueba y penas en suspenso de contraventores de tránsito en la Dirección General de Seguridad Vial" que versa en la realización de una serie de actividades orientadas hacia la concientización y respeto de las normas de tránsito,<text:span text:style-name="T35"> que se dictarán en la entidad en la calle</text:span><text:span text:style-name="T16"> Aráoz de Lamadrid 1750 de la Ciudad de Buenos Aires. <text:s/></text:span></text:p>
      <text:p text:style-name="P1">Por último, <text:span text:style-name="T5">Se aclara que la pena fue consentida por el imputado junto con su defensor particular, con las costas del proceso. </text:span></text:p>
      <text:p text:style-name="P1"><text:span text:style-name="T44">Presentación de la Imputada: </text:span><text:span text:style-name="T45">Ayelén <text:s/></text:span><text:span text:style-name="T12">Lopez</text:span><text:span text:style-name="T45">, </text:span><text:span text:style-name="T16">DNI 35.266.947, argentina, empleada, nacida el día 9 de julio de 1986, hija de Adrián Lopez y Juana Perez, de estado civil soltera, con estudios universitarios completos, domiciliada en </text:span><text:span text:style-name="T12">Suipacha 109</text:span><text:span text:style-name="T16">, de esta Ciudad, donde vive sola. Manifiesta que no tiene personas a su cargo y que sus ingresos le alcanzan para cubrir sus necesidades básicas. Tel: 1543612571; email ayelenlopez@gmail.com</text:span></text:p>
      <text:p text:style-name="P2"><text:span text:style-name="T35">Declaración de la imputada: </text:span>Refiere que reconoce su responsabilidad y ratifica el contenido del acuerdo firmado el pasado 1º de noviembre de 2018 mediante el cual se solicita la aplicación de las reglas del juicio abreviado y reconoce su firma allí inserta, Asimismo, manifiesta que se encuentra en condiciones de cumplir con la sanción acordada. Señala que firmó el acuerdo libremente y sin que nadie lo obligara. En cuanto a la posibilidad de dar cumplimiento al curso de educación vial, refiere que se superpone con sus horarios laborales, por lo que tendrá que pedir permiso para poder concurrir.</text:p>
      <text:p text:style-name="P2"><text:span text:style-name="T14">Juez:</text:span><text:span text:style-name="T35"> </text:span>pasa a analizar los términos del acuerdo de juicio abreviado presentado por las partes.</text:p>
      <text:p text:style-name="P12"><text:span text:style-name="T35">En tal sentido, describe el</text:span><text:span text:style-name="T14"> HECHO</text:span> que motivó la formación de la presente causa, del cual hace lectura conforme la descripción efectuada en el acta de págs. 3/6, donde consta el acuerdo de juicio abreviado, concordante con el decreto de determinación del hecho de pág. 1, del que surge que:</text:p>
      <text:p text:style-name="P12"><text:span text:style-name="T52">“El 6 de junio de 2019, a las 04.00 horas aproximadamente condujo sobre la calle Perú y Av. Independencia de esta ciudad </text:span><text:span text:style-name="T53">el vehículo automotor marca</text:span><text:span text:style-name="T54"> Toyota, modelo Etios, con dominio colocado AD187ME</text:span><text:span text:style-name="T52">, superando los límites permitidos de alcohol en sangre por cuanto el </text:span><text:soft-page-break/><text:span text:style-name="T52">control que efectuare personal de la Dirección General Cuerpo de Agentes de Control de Tránsito y Seguridad Vial del GCABA siendo las 05.29hs arrojó un dosaje de 0.97 g/1 de alcohol en sangre. En efecto personal policial fue trasladado al lugar a raíz de un llamado al Departamento Federal de Emergencias por un choque con heridos y al acercarse pudo determinar que el nombrado había colisionado con una </text:span><text:span text:style-name="T53">motocicleta marca</text:span><text:span text:style-name="T54"> Renault, modelo 21, color gris, con dominio colocado APU772, </text:span><text:span text:style-name="T52">resultando heridas las dos personas que iban en ella, por lo que se dio intervención al Juzgado Criminal y Correccional N° 15, Secretaría 146 y se originó la causa nro. 3924/18. Asimismo, producto del choque embistió a otro auto que se encontraba estacionado en el lugar . Este </text:span><text:span text:style-name="T53"><text:s/>vehículo automotor marca</text:span><text:span text:style-name="T54"> Ford, EcoSport, dominio colocado LMA-236, provocando que chocara a otro </text:span><text:span text:style-name="T53">vehículo automotor marca</text:span><text:span text:style-name="T54"> Volkswagen Gol, patente MKI-269 y que este a su vez colisionara con un </text:span><text:span text:style-name="T53">vehículo automotor marca </text:span><text:span text:style-name="T54">Suzuki Fun, patente FAT-945”.</text:span></text:p>
      <text:p text:style-name="P12">Dicha conducta fue calificada por la Fiscalía bajo las previsiones del art. 114 CC.</text:p>
      <text:p text:style-name="P1">En cuanto a la <text:span text:style-name="T11">PRUEBA</text:span> que permite sostener la existencia del hecho y la responsabilidad atribuida al imputado a título de autor, señala que se cuenta con varios elementos probatorios que respaldan la hipótesis de la Fiscalía.</text:p>
      <text:p text:style-name="P1">En primer lugar, en la pág. 8 está agregada el acta contravencional de fecha <text:span text:style-name="T52">6 de junio de 2019</text:span>, realizada por el Oficial Carlos Medina, personal de la Comisaría 18 a la <text:span text:style-name="T35">señora </text:span><text:span text:style-name="T16">Lopez </text:span>por conducir con mayor grado de alcohol en sangre del permitido, <text:span text:style-name="T48">dando cuenta de las circunstancias de tiempo, modo y lugar en que tuvo lugar el hecho, todo lo cual guarda correspondencia con la descripción fáctica efectuada por la Fiscalía</text:span>.</text:p>
      <text:p text:style-name="P1">En segundo lugar, se cuenta con la declaración del Oficial Mayor Jorge Luis Quispe, personal de la ex Comisaría 18 de la Policía de la Ciudad, <text:span text:style-name="T48">quien declaró que se dirigió a la intersección de las calles Perú y Av. Independencia por un choque con heridos y dio intervención al SAME por haberse encontrado con dos personas lesionadas sobre la calle Perú, las cuales estaban a bordo de una </text:span><text:span text:style-name="T49">motocicleta marca </text:span><text:span text:style-name="T16">Renault, modelo 21</text:span><text:span text:style-name="T50">, dominio APU771 </text:span><text:span text:style-name="T48">que habría colisionado con el </text:span><text:span text:style-name="T49">vehículo automotor marca</text:span><text:span text:style-name="T50"> </text:span><text:span text:style-name="T16">Toyota, modelo Etios, con dominio colocado AD189ME</text:span><text:span text:style-name="T48"> de la</text:span><text:span text:style-name="T50"> </text:span><text:span text:style-name="T49">señora</text:span><text:span text:style-name="T50"> </text:span><text:span text:style-name="T16">Lopez</text:span><text:span text:style-name="T50">, </text:span><text:span text:style-name="T48">el cual se encontraba con daños y estacionado en sentido contrario al tránsito. Por ello, luego de que la imputada mencionó ser el conductor del vehículo <text:s/>y relató lo sucedido, el Oficial procedió a detenerlo y solicitó la concurrencia del personal del Gobierno de la Ciudad a la Comisaría 18 a fin de que le realicen el test de alcoholemia (pág. 12). </text:span></text:p>
      <text:p text:style-name="P1"><text:span text:style-name="T48">A fin de identificar a la imputada y el permiso para circular con el rodado, se agregaron en las págs. 10/11, copias de su DNI, de su Licencia Nacional de Conducir, vigente a la fecha del </text:span><text:soft-page-break/><text:span text:style-name="T48">hecho, de la cédula de identificación de vehículos, donde surge la </text:span><text:span text:style-name="T49">señora</text:span><text:span text:style-name="T50"> Lopez </text:span><text:span text:style-name="T48">como el titular del </text:span><text:span text:style-name="T49">vehículo automotor marca</text:span><text:span text:style-name="T50"> </text:span><text:span text:style-name="T16">Toyota, modelo Etios, con dominio colocado AD187ME</text:span><text:span text:style-name="T50"> </text:span><text:span text:style-name="T48">y de la póliza de seguro del vehículo mencionado a nombre de la imputada.</text:span></text:p>
      <text:p text:style-name="P1"><text:span text:style-name="T48">Asimismo, se encuentra agregado el test de alcoholemia practicado al imputado por orden de la Fiscalía el día del hecho, el cual arrojó un resultado de 0.97 g/L de alcohol en sangre a las 5:29 hs el 6 de junio de 2018 (pág. 14) <text:s/>junto con el certificado de calibración del etilómetro AREC-0150 utilizado para la realización de dicho test, que data del 29 de mayo del mismo año (pág. 9).</text:span></text:p>
      <text:p text:style-name="P1">A su vez, la Fiscalía certificó que la imputada es titular registral del rodado en cuestión, conforme surge de la constancia del domicilio de la <text:span text:style-name="T48">pág. 18 vta.</text:span></text:p>
      <text:p text:style-name="P1"><text:span text:style-name="T48">Sumado a ello, tanto la existencia del hecho, como su participación en calidad de autor y la calificación legal adoptada conforme el decreto de determinación del hecho efectuado por la Fiscalía el pasado 6 de junio de 2018 (pág. 1), se encuentran reconocidas por la </text:span><text:span text:style-name="T49">señora</text:span><text:span text:style-name="T50"> </text:span><text:span text:style-name="T16">Lopez</text:span><text:span text:style-name="T50">,</text:span><text:span text:style-name="T48"> tanto en el acuerdo de juicio abreviado (págs. 3/6) como en el marco de esta audiencia.</text:span></text:p>
      <text:p text:style-name="P1"><text:span text:style-name="T48">Con este cuadro probatorio, el señor Juez señala que se puede arribar a la conclusión fundada de que se encuentran acreditados tanto la materialidad de los hechos imputados, la autoría y responsabilidad jurídica de la imputada. </text:span></text:p>
      <text:p text:style-name="P5"><text:span text:style-name="T51">En cuanto a la </text:span><text:span text:style-name="T46">CALIFICACION LEGAL</text:span><text:span text:style-name="T51">, los hechos probados </text:span>reúnen los requisitos típicos exigidos por la figura legal del art. 114 CC (según digesto jurídico Ley 5666), que prevé una sanción de doscientos ($200) a dos mil ($2000) pesos de multa o uno (1) a diez (10) días de arresto a quien conduce un vehículo superando los límites permitidos de alcohol en sangre, <text:span text:style-name="T51">los cuales están determinados por las disposiciones del art. 5.4.4 de la Ley 2148, que dispone que el máximo de alcohol en sangre permitido es de 0.5 g/L.</text:span></text:p>
      <text:p text:style-name="P5"><text:span text:style-name="T51">Esta norma se encuentra incorporada al Título IV “Protección de la Seguridad y Tranquilidad”, dentro Capítulo III “Seguridad y ordenamiento del tránsito”, por tutelar justamente la protección de dichos bienes jurídicos supraindividuales. </text:span></text:p>
      <text:p text:style-name="P5"><text:span text:style-name="T51">En tal caso, concurren la totalidad de las exigencias requeridas para la configuración del tipo contravencional en cuestión, ya que se detectó que al momento del examen de alcoholemia de fecha </text:span><text:span text:style-name="T48">6 de junio de 2018 </text:span><text:span text:style-name="T51">la imputada tenía un nivel de alcohol en sangre </text:span><text:span text:style-name="T48">de 0.97 g/L, lo que supera el límite permitido por la normativa en cuestión.</text:span></text:p>
      <text:p text:style-name="P5"><text:soft-page-break/><text:span text:style-name="T51">Por ello, entiendo que </text:span>la conducta descripta, contiene los requisitos típicos exigidos por la figura legal del art. 114 CC, por lo que deberá responder como autora doloso. </text:p>
      <text:p text:style-name="P1">En cuanto al <text:span text:style-name="T11">MONTO DE LA PENA</text:span> acordado por las partes, entiendo que la sanción de cuatro días de arresto en suspenso no se aparta de las reglas establecidas en el art. 26 CC, y que resulta acorde con la gravedad del hecho y con las circunstancias que rodearon al hecho que se le atribuye a la imputada.</text:p>
      <text:p text:style-name="P1">El apartamiento del mínimo de la escala de la sanción se encuentra justificado en función de la graduación de alcohol en sangre detectada al momento del examen toxicológico, que da cuenta de un mayor grado de puesta en peligro de la seguridad y ordenamiento del tránsito, como así también las circunstancias de tiempo, modo y lugar en las que ocurrió el suceso. </text:p>
      <text:p text:style-name="P1">También señala que a su entender la pena acordada por las partes no resulta desproporcionada a la luz de las condiciones personales, sociales y económicas del imputado y de su voluntad de cumplir con lo acordado. <text:s/></text:p>
      <text:p text:style-name="P1">Respecto de la modalidad de cumplimiento de la sanción, señala que la pena acordada será dejada en suspenso, en razón de que del informe del Registro de Contraventores surge que la imputada no registra antecedentes contravencionales (pág.23).</text:p>
      <text:p text:style-name="P1">Lo mismo cabe señalar en cuanto a las reglas de conducta impuestas en el caso, en función de lo establecido por lo arts. 34, 39, 45 inc. 1), 2), 5) y 7) y 46 CC.</text:p>
      <text:p text:style-name="P1">Todo ello, lo lleva homologar la <text:span text:style-name="T11">pena principal de CUATRO (4) DÍAS DE ARRESTO, cuya ejecución se deja EN SUSPENSO, </text:span>debiendo cumplir las siguientes <text:span text:style-name="T17">REGLAS DE CONDUCTA</text:span>, por el término de <text:span text:style-name="T11">TRES (3) MESES</text:span>: <text:span text:style-name="T14">1)</text:span><text:span text:style-name="T35"> Fijar residencia en la calle</text:span><text:span text:style-name="T16"> </text:span><text:span text:style-name="T12">Suipacha109</text:span><text:span text:style-name="T16">, de esta Ciudad </text:span><text:span text:style-name="T35">y comunicar a la Fiscalía el cambio de esta,</text:span> <text:span text:style-name="T11">2)</text:span> Cumplir con las citaciones o requerimientos que la Fiscalía, el Juzgado o la oficina de control hicieren, <text:span text:style-name="T11">3)</text:span> Realizar la entrega de bienes y/o enseres por un valor equivalente a la suma de pesos un mil quinientos ($1.500)<text:span text:style-name="T35"> a favor de la entidad</text:span><text:span text:style-name="T16"> Hospital "Profesor Dr. Juan P. Garrahan", sito en la calle Combate de los Pozos 1881, de esta ciudad, tel. 4308-4300; </text:span><text:span text:style-name="T12">4</text:span><text:span text:style-name="T11">) </text:span>Abstenerse de conducir por el plazo de veinte (20) DÍAS, motivo por el cual deberá hacer entrega de la licencia de conducir por dicho período en la Secretaría de Ejecución; <text:span text:style-name="T11">5) </text:span>Asistir al curso “Programa de Educación Vial para suspensión de juicio a prueba y penas en suspenso de contraventores de tránsito en la Dirección General de Seguridad Vial” que versa en la realización de una serie de actividades orientadas hacia la concientización y respeto de las normas de tránsito, <text:span text:style-name="T35"><text:s/>que se dictarán en la entidad en la calle </text:span><text:span text:style-name="T16">Aráoz de Lamadrid 1750 de la Ciudad de Buenos Aires,</text:span> que consta de dos <text:soft-page-break/>encuentros consecutivos, que se llevan a cabo los días martes y miércoles o bien jueves y viernes, de 7.30 a 11.30 hs, o bien dos sábados consecutivos de 9.00 a 13.00 hs.</text:p>
      <text:p text:style-name="P1"><text:span text:style-name="T46">En cuanto a la realización del curso, señala que impondrá al condenado el deber de acreditar su inscripción dentro de los próximos cinco (5) días hábiles.</text:span></text:p>
      <text:p text:style-name="P1"><text:span text:style-name="T55">Se hace saber que la conden</text:span>a procede <text:span text:style-name="T11">CON COSTAS </text:span>(art. 14 LPC), <text:span text:style-name="T55">por lo que deberá </text:span>depositar dentro del plazo de cinco días en la cuenta 200.289/9 de la Casa Matriz del Banco de la Ciudad de Buenos Aires, la suma de cincuenta pesos ($50) en concepto de tasa de justicia, bajo apercibimiento de aplicarle una multa equivalente al veinte por ciento de la tasa omitida y de la ejecución que en el futuro corresponda (arts. 5, 11, 12 inc. f), 15 y concordantes de la Ley 327), debiendo acreditar ante este tribunal el pago correspondiente dentro del plazo referido.<text:span text:style-name="T11"> </text:span></text:p>
      <text:p text:style-name="P1"><text:span text:style-name="T51">Por otro lado, corresponde hacer efectiva la consecuencia jurídica establecida en el art. 11.1.4 inc. d) del Código de Tránsito y Transporte, disponiendo además el descuento de puntos del Sistema de Evaluación Permanente de Conductores (SEPC) del imputado.</text:span></text:p>
      <text:p text:style-name="P5">Finalmente, dispone que el <text:span text:style-name="T11">CONTROL</text:span> de la ejecución de la sentencia quede a cargo de la Secretaría de Secretaría Judicial de Coordinación y Seguimiento de Ejecución de Sanciones.</text:p>
      <text:p text:style-name="P1"><text:span text:style-name="T35">De conformidad con todo lo expuesto, </text:span><text:span text:style-name="T18">RESUELVE</text:span><text:span text:style-name="T14">: </text:span></text:p>
      <text:p text:style-name="P1"><text:span text:style-name="T11">I. </text:span><text:span text:style-name="T14">CONDENAR a la parte imputada </text:span><text:span text:style-name="T12">Ayelén <text:s/>Lopez, DNI 35.266.947</text:span><text:span text:style-name="T16"> </text:span>en la presente <text:span text:style-name="T11">causa Nº 43618/18,</text:span> por ser autor responsable de la contravención prevista en el art. 114 del CC respecto del hecho que tuvo lugar el día 6 de junio de 2018, a la <text:span text:style-name="T11">PENA PRINCIPAL DE CUATRO (4) DÍAS DE ARRESTO</text:span>, cuya ejecución se deja <text:span text:style-name="T11">EN SUSPENSO</text:span>, debiendo cumplir las siguientes pautas de conducta, por el término de <text:span text:style-name="T11">TRES (3) MESES</text:span>: <text:span text:style-name="T14">1)</text:span><text:span text:style-name="T35"> </text:span><text:span text:style-name="T14">Fijar residencia</text:span><text:span text:style-name="T35"> en</text:span><text:span text:style-name="T16"> </text:span><text:span text:style-name="T12">Suipacha 109</text:span><text:span text:style-name="T16">, de esta Ciudad </text:span><text:span text:style-name="T35">y comunicar a la Fiscalía el cambio de esta y comunicar a la Fiscalía el cambio de esta, </text:span><text:span text:style-name="T11">2)</text:span> <text:span text:style-name="T11">Cumplir con las citaciones</text:span> o requerimientos que la Fiscalía, el Juzgado o la oficina de control hicieren, <text:span text:style-name="T11">3)</text:span> <text:span text:style-name="T11">Realizar la entrega de bienes</text:span> y/o enseres por un valor equivalente a la suma de pesos un mil quinientos ($1.500)<text:span text:style-name="T35">a favor de la entidad</text:span><text:span text:style-name="T16"> Hospital "Profesor Dr. Juan P. Garrahan", sito en la calle Combate de los Pozos 1881, de esta ciudad, tel. 4308-4300; </text:span><text:span text:style-name="T11">4)</text:span> <text:span text:style-name="T11">Abstenerse de conducir</text:span> por el plazo de veinte <text:span text:style-name="T11">(20) DÍAS,</text:span> motivo por el cual deberá hacer entrega de la licencia de conducir por dicho período en la Secretaría de Ejecución; <text:span text:style-name="T11">5)</text:span> <text:span text:style-name="T11">Asistir al curso "Programa de Educación Vial</text:span> para suspensión de juicio a prueba y penas en suspenso de contraventores de tránsito en la Dirección General de Seguridad Vial" que versa en la realización de una serie de actividades orientadas hacia la concientización y respeto de las normas de tránsito, que se dictará <text:span text:style-name="T35">en la entidad en la calle</text:span> <text:soft-page-break/><text:span text:style-name="T16">Aráoz de Lamadrid 1750 de la Ciudad de Buenos Aires</text:span>, debiendo acreditar su inscripción dentro de los próximos cinco días hábiles <text:span text:style-name="T51">(art. 22 inc. 3, 23 incs. 2 y 7, 34, 39, 45 inc. 1, 2, 5, 7, 46 y 114 de la Ley nº 1472 en función de la Ley 5666 y art. 45 LPC); </text:span></text:p>
      <text:p text:style-name="P1"><text:span text:style-name="T11">II. DISPONER</text:span> que<text:span text:style-name="T47"> </text:span><text:span text:style-name="T48">el control del cumplimiento del acuerdo celebrado en autos esté a cargo de la </text:span><text:span text:style-name="T11">SECRETARÍA JUDICIAL DE COORDINACIÓN Y SEGUIMIENTO DE EJECUCIÓN DE SANCIONES.</text:span></text:p>
      <text:p text:style-name="P1"><text:span text:style-name="T11">III. DISPONER </text:span>que la condena procede <text:span text:style-name="T11">CON COSTAS </text:span>(art. 14 LPC); por lo que deberá depositar dentro del plazo de cinco días en la cuenta 200.289/9 de la Casa Matriz del Banco de la Ciudad de Buenos Aires, la suma de cincuenta pesos ($50) en concepto de tasa de justicia, bajo apercibimiento de aplicarle una multa equivalente al veinte por ciento de la tasa omitida y de la ejecución que en el futuro corresponda (arts. 5, 11, 12 inc. f), 15 y concordantes de la Ley 327), debiendo acreditar ante este tribunal el pago correspondiente dentro del plazo referido.</text:p>
      <text:p text:style-name="P1"><text:span text:style-name="T11">IV. NOTIFÍQUESE</text:span> personalmente a la condenada en este acto junto con su Defensor y al señor Fiscal mediante cédula electrónica; </text:p>
      <text:p text:style-name="P1"><text:span text:style-name="T11">V. </text:span>Una vez vencido el plazo para recurrir,<text:span text:style-name="T11"> COMUNÍQUESE </text:span>al Registro Judicial de Contraventores, a la Unidad Administrativa de <text:span text:style-name="T56">Control de Faltas</text:span><text:span text:style-name="T55"> dependiente de la Dirección General de Administración de Infracciones</text:span> en el marco del Sistema de Evaluación Permanente de Conductores dispuesto por el Título Undécimo <text:span text:style-name="T48">del </text:span>Código de Tránsito y Transporte y a la Dirección del Sistema Nacional de Antecedentes de Tránsito dependiente de la Agencia Nacional de Seguridad Vial.</text:p>
      <text:p text:style-name="P19"><text:bookmark text:name="_heading=h.gjdgxs"/><text:span text:style-name="T11">Se deja constancia que en este acto se hizo entrega a la </text:span><text:span text:style-name="T14">señora</text:span><text:span text:style-name="T12"> Lopez </text:span><text:span text:style-name="T11">de dos oficios, uno dirigido</text:span><text:span text:style-name="T14"> a la entidad</text:span><text:span text:style-name="T11"> </text:span><text:span text:style-name="T12">Hospital "Profesor Dr. Juan P. Garrahan", sito en la calle Combate de los Pozos 1881</text:span><text:span text:style-name="T11">, de esta ciudad y otro dirigido </text:span><text:span text:style-name="T14">a la entidad </text:span><text:span text:style-name="T12">Dirección General <text:s/>de <text:s/>Seguridad Vial, sita en la calle General Gregorio Aráoz de Lamadrid 1750, </text:span><text:span text:style-name="T14">de esta Ciudad.</text:span></text:p>
      <text:p text:style-name="P4"><text:span text:style-name="T11"><text:tab/><text:tab/><text:tab/><text:tab/><text:tab/><text:tab/><text:tab/><text:tab/>Horario de cierre: 11.15 hs. </text:span></text:p>
      <text:p text:style-name="P1"/>
      <text:p text:style-name="P1"/>
      <text:p text:style-name="P1"/>
      <text:p text:style-name="P1"/>
      <text:p text:style-name="P1"/>
      <text:p text:style-name="P1"><text:soft-page-break/></text:p>
      <text:p text:style-name="P3">En <text:s text:c="3"/>de octubre de 2018 se libró una cédula electrónica a la Fiscalía 19 y se dio intervención a la Secretaria de Ejecución mediante EJE. <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style:font-family-generic="swiss"/>
    <style:font-face style:name="Calibri1" svg:font-family="Calibri" style:font-family-generic="swiss"/>
    <style:font-face style:name="DejaVu Sans" svg:font-family="'DejaVu Sans'" style:font-family-generic="swiss"/>
    <style:font-face style:name="Georgia1" svg:font-family="Georgia" style:font-family-generic="swiss"/>
    <style:font-face style:name="Noto Sans CJK SC" svg:font-family="'Noto Sans CJK SC'" style:font-family-generic="swiss"/>
    <style:font-face style:name="Tahoma1" svg:font-family="Tahoma" style:font-family-generic="swiss"/>
    <style:font-face style:name="Times New Roman1" svg:font-family="'Times New Roman'"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DejaVu Sans1" svg:font-family="'DejaVu Sans'" style:font-family-generic="system" style:font-pitch="variable"/>
    <style:font-face style:name="Georgia2" svg:font-family="Georgia" style:font-family-generic="system" style:font-pitch="variable"/>
    <style:font-face style:name="Lohit Devanagari" svg:font-family="'Lohit Devanagar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s" fo:country="ES" style:letter-kerning="fals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s" fo:country="ES" style:letter-kerning="false" style:font-name-asian="Times New Roman1" style:font-family-asian="'Times New Roman'" style:font-family-generic-asian="swiss" style:font-size-asian="12pt" style:language-asian="es" style:country-asian="ES" style:font-name-complex="Times New Roman2" style:font-family-complex="'Times New Roman'" style:font-family-generic-complex="system" style:font-pitch-complex="variable" style:font-size-complex="12pt" style:language-complex="hi" style:country-complex="IN"/>
    </style:style>
    <style:style style:name="Heading" style:family="paragraph" style:next-style-name="Text_20_body" style:default-outline-level="" style:class="text">
      <style:paragraph-properties fo:margin-top="0.423cm" fo:margin-bottom="0.212cm" loext:contextual-spacing="false" fo:line-height="115%" fo:keep-with-next="always"/>
      <style:text-properties style:font-name="Liberation Sans" fo:font-family="'Liberation Sans'" style:font-family-generic="roman" style:font-pitch="variable" fo:font-size="14pt" style:font-name-asian="DejaVu Sans" style:font-family-asian="'DejaVu Sans'" style:font-family-generic-asian="swiss" style:font-size-asian="14pt" style:language-asian="en" style:country-asian="US" style:font-name-complex="DejaVu Sans1" style:font-family-complex="'DejaVu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47cm" loext:contextual-spacing="false" fo:line-height="120%"/>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F" style:font-family-generic-complex="system" style:font-pitch-complex="variable" style:font-size-complex="11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name-asian="Noto Sans CJK SC" style:font-family-asian="'Noto Sans CJK SC'" style:font-family-generic-asian="swiss"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default-outline-level="" style:class="index">
      <style:paragraph-properties fo:margin-top="0cm" fo:margin-bottom="0.353cm" loext:contextual-spacing="false" fo:line-height="115%" text:number-lines="false" text:line-number="0"/>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F" style:font-family-generic-complex="system" style:font-pitch-complex="variable" style:font-size-complex="11pt"/>
    </style:style>
    <style:style style:name="Heading_20_1" style:display-name="Heading 1" style:family="paragraph"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2pt" fo:language="es" fo:country="ES" style:letter-kerning="false" style:font-name-asian="Noto Sans CJK SC" style:font-family-asian="'Noto Sans CJK SC'" style:font-family-generic-asian="swiss"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caption" style:family="paragraph" style:parent-style-name="LO-normal" style:default-outline-level="">
      <style:paragraph-properties fo:margin-top="0.212cm" fo:margin-bottom="0.212cm" loext:contextual-spacing="false" fo:line-height="115%" text:number-lines="false" text:line-number="0"/>
      <style:text-properties style:font-name="Calibri" fo:font-family="Calibri" style:font-family-generic="roman" style:font-pitch="variable" fo:font-style="italic" style:font-name-asian="Calibri1" style:font-family-asian="Calibri" style:font-family-generic-asian="swiss" style:language-asian="en" style:country-asian="US" style:font-style-asian="italic" style:font-name-complex="F" style:font-family-generic-complex="system" style:font-pitch-complex="variable" style:font-style-complex="italic"/>
    </style:style>
    <style:style style:name="Balloon_20_Text" style:display-name="Balloon Text" style:family="paragraph" style:parent-style-name="LO-normal" style:default-outline-level="">
      <style:text-properties style:font-name="Tahoma" fo:font-family="Tahoma" style:font-family-generic="roman" style:font-pitch="variable" fo:font-size="8pt" style:font-name-asian="Calibri1" style:font-family-asian="Calibri" style:font-family-generic-asian="swiss" style:font-size-asian="8pt" style:language-asian="en" style:country-asian="US" style:font-name-complex="Tahoma2" style:font-family-complex="Tahoma" style:font-family-generic-complex="system" style:font-pitch-complex="variable" style:font-size-complex="8pt"/>
    </style:style>
    <style:style style:name="Normal_20__28_Web_29_" style:display-name="Normal (Web)" style:family="paragraph" style:parent-style-name="LO-normal" style:default-outline-level="">
      <style:paragraph-properties fo:margin-top="0.494cm" fo:margin-bottom="0.494cm" loext:contextual-spacing="false"/>
      <style:text-properties style:language-asian="es" style:country-asian="AR"/>
    </style:style>
    <style:style style:name="Header" style:family="paragraph" style:parent-style-name="LO-normal" style:default-outline-level="" style:class="extra">
      <style:paragraph-properties>
        <style:tab-stops>
          <style:tab-stop style:position="7.5cm" style:type="center"/>
          <style:tab-stop style:position="15cm" style:type="right"/>
        </style:tab-stops>
      </style:paragraph-properties>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F" style:font-family-generic-complex="system" style:font-pitch-complex="variable" style:font-size-complex="11pt"/>
    </style:style>
    <style:style style:name="Footer" style:family="paragraph" style:parent-style-name="LO-normal" style:default-outline-level="" style:class="extra">
      <style:paragraph-properties>
        <style:tab-stops>
          <style:tab-stop style:position="7.5cm" style:type="center"/>
          <style:tab-stop style:position="15cm" style:type="right"/>
        </style:tab-stops>
      </style:paragraph-properties>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F" style:font-family-generic-complex="system" style:font-pitch-complex="variable" style:font-size-complex="11pt"/>
    </style:style>
    <style:style style:name="List_20_Paragraph" style:display-name="List Paragraph" style:family="paragraph" style:parent-style-name="LO-normal"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F" style:font-family-generic-complex="system" style:font-pitch-complex="variable" style:font-size-complex="11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wiss" style:font-size-asian="24pt" style:font-style-asian="italic" style:font-name-complex="Georgia2" style:font-family-complex="Georgia" style:font-family-generic-complex="system" style:font-pitch-complex="variable" style:font-size-complex="24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apple-converted-space"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username" style:family="text"/>
    <style:style style:name="ListLabel_20_1" style:display-name="ListLabel 1" style:family="text">
      <style:text-properties style:font-name="Times" fo:font-family="Times" style:font-family-generic="roman" style:font-pitch="variable" fo:font-size="12pt" fo:font-weight="bold" style:font-size-asian="12pt" style:font-weight-asian="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text-properties fo:color="#0000ff" fo:font-size="9pt" style:text-underline-style="solid" style:text-underline-width="auto" style:text-underline-color="font-color" style:font-size-asian="9pt" style:font-size-complex="9pt"/>
    </style:style>
    <style:style style:name="ListLabel_20_3" style:display-name="ListLabel 3" style:family="text">
      <style:text-properties fo:color="#657786" fo:font-size="9pt" style:font-size-asian="9pt" style:font-size-complex="9pt"/>
    </style:style>
    <style:style style:name="ListLabel_20_4" style:display-name="ListLabel 4" style:family="text">
      <style:text-properties fo:color="#0000ff" fo:font-size="9pt" style:text-underline-style="solid" style:text-underline-width="auto" style:text-underline-color="font-color" style:font-size-asian="9pt" style:font-size-complex="9pt"/>
    </style:style>
    <style:style style:name="ListLabel_20_5" style:display-name="ListLabel 5" style:family="text">
      <style:text-properties fo:color="#657786" fo:font-size="9pt"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uto"/>
    </style:style>
    <style:style style:name="MP2" style:family="paragraph" style:parent-style-name="Standard">
      <loext:graphic-properties draw:fill="solid" draw:fill-color="#ffffff"/>
      <style:paragraph-properties fo:margin-left="0cm" fo:margin-right="0cm" fo:margin-top="0.282cm" fo:margin-bottom="0.423cm" loext:contextual-spacing="false" fo:line-height="100%" fo:text-align="start" style:justify-single-word="false" fo:keep-together="auto" fo:orphans="2" fo:widows="2" fo:text-indent="0cm" style:auto-text-indent="false" fo:background-color="#ffffff" fo:keep-with-next="auto">
        <style:tab-stops>
          <style:tab-stop style:position="5.175cm"/>
        </style:tab-stops>
      </style:paragraph-properties>
    </style:style>
    <style:style style:name="MP3" style:family="paragraph" style:parent-style-name="Standard">
      <loext:graphic-properties draw:fill="solid" draw:fill-color="#ffffff"/>
      <style:paragraph-properties fo:margin-left="0cm" fo:margin-right="0cm" fo:margin-top="0cm" fo:margin-bottom="0.212cm" loext:contextual-spacing="false" fo:line-height="100%" fo:text-align="end" style:justify-single-word="false" fo:keep-together="auto" fo:orphans="2" fo:widows="2" fo:text-indent="0cm" style:auto-text-indent="false" fo:background-color="#ffffff" fo:padding-left="0.141cm" fo:padding-right="0.141cm" fo:padding-top="0.035cm" fo:padding-bottom="0.035cm" fo:border="0.51pt solid #00000a" fo:keep-with-next="auto"/>
    </style:style>
    <style:style style:name="MP4" style:family="paragraph" style:parent-style-name="Standard">
      <loext:graphic-properties draw:fill="solid" draw:fill-color="#ffffff"/>
      <style:paragraph-properties fo:margin-left="-0.25cm" fo:margin-right="0cm" fo:text-align="justify" style:justify-single-word="false" fo:text-indent="0cm" style:auto-text-indent="false" fo:background-color="#ffffff"/>
    </style:style>
    <style:style style:name="MT1" style:family="text">
      <style:text-properties fo:font-variant="normal" fo:text-transform="none" fo:color="#222222" style:text-line-through-style="none" style:text-line-through-type="none" style:text-position="0% 100%" fo:font-size="8pt" fo:font-style="normal" style:text-underline-style="none" fo:font-weight="bold" style:font-name-asian="Times New Roman1" style:font-size-asian="8pt" style:font-style-asian="normal" style:font-weight-asian="bold" style:font-name-complex="Times New Roman2" style:font-size-complex="8pt" fo:background-color="#ffffff"/>
    </style:style>
    <style:style style:name="MT2" style:family="text">
      <style:text-properties fo:font-variant="normal" fo:text-transform="none" fo:color="#222222" style:text-line-through-style="none" style:text-line-through-type="none" style:text-position="0% 100%" style:font-name="Tahoma" fo:font-size="6pt" fo:font-style="normal" style:text-underline-style="none" fo:font-weight="normal" fo:background-color="transparent" loext:char-shading-value="0" style:font-name-asian="Tahoma1" style:font-size-asian="6pt" style:font-style-asian="normal" style:font-weight-asian="normal" style:font-name-complex="Tahoma2" style:font-size-complex="6pt"/>
    </style:style>
    <style:style style:name="MT3" style:family="text">
      <style:text-properties fo:font-variant="normal" fo:text-transform="none" fo:color="#000000" style:text-line-through-style="none" style:text-line-through-type="none" style:text-position="0% 100%" fo:font-size="8pt" fo:font-style="normal" style:text-underline-style="none" fo:font-weight="bold" fo:background-color="transparent" loext:char-shading-value="0" style:font-name-asian="Times New Roman1" style:font-size-asian="8pt" style:font-style-asian="normal" style:font-weight-asian="bold" style:font-name-complex="Times New Roman2" style:font-size-complex="8pt"/>
    </style:style>
    <style:style style:name="MT4" style:family="text">
      <style:text-properties fo:font-size="8pt" fo:font-weight="bold" style:font-size-asian="8pt" style:font-weight-asian="bold" style:font-size-complex="8pt" fo:background-color="#ff0000"/>
    </style:style>
    <style:style style:name="MT5" style:family="text">
      <style:text-properties fo:font-variant="normal" fo:text-transform="none" fo:color="#000000" style:text-line-through-style="none" style:text-line-through-type="none" style:text-position="0% 100%" fo:font-size="8pt" fo:font-style="normal" style:text-underline-style="none" fo:font-weight="bold" fo:background-color="#ed1c24" loext:char-shading-value="0" style:font-name-asian="Times New Roman1" style:font-size-asian="8pt" style:font-style-asian="normal" style:font-weight-asian="bold" style:font-name-complex="Times New Roman2" style:font-size-complex="8pt"/>
    </style:style>
    <style:style style:name="MT6" style:family="text">
      <style:text-properties fo:color="#14171a" fo:font-size="9pt" style:font-size-asian="9pt" style:font-size-complex="9pt"/>
    </style:style>
    <style:style style:name="MT7" style:family="text">
      <style:text-properties fo:color="#0000ff" fo:font-size="9pt" style:text-underline-style="solid" style:text-underline-width="auto" style:text-underline-color="font-color" style:font-size-asian="9pt" style:font-size-complex="9pt"/>
    </style:style>
    <style:style style:name="MT8" style:family="text">
      <style:text-properties fo:color="#657786"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251cm" fo:margin-left="3.251cm" fo:margin-right="1.501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3.501cm" fo:margin-bottom="1.251cm" fo:margin-left="3.251cm" fo:margin-right="1.501cm" style:writing-mode="lr-tb" style:layout-grid-color="#c0c0c0" style:layout-grid-lines="1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25cm" fo:margin-left="0cm" fo:margin-right="0cm" fo:margin-top="0.15cm" style:dynamic-spacing="true"/>
      </style:footer-style>
    </style:page-layout>
  </office:automatic-styles>
  <office:master-styles>
    <style:master-page style:name="Standard" style:page-layout-name="Mpm1">
      <style:header>
        <text:p text:style-name="MP1"><draw:frame draw:style-name="Mfr1" draw:name="image1.jpg" text:anchor-type="as-char" svg:width="7.038cm" svg:height="1.173cm" draw:z-index="0"><draw:image xlink:href="Pictures/10000000000001D40000004E6811668BF6EA111F.jpg" xlink:type="simple" xlink:show="embed" xlink:actuate="onLoad" loext:mime-type="image/jpeg"/></draw:frame><text:span text:style-name="MT1"><text:tab/></text:span></text:p>
        <text:p text:style-name="MP2"><text:span text:style-name="MT2">"2018 - AÑO DE LOS JUEGOS OLÍMPICOS DE LA JUVENTUD"<text:tab/></text:span></text:p>
        <text:p text:style-name="MP3"><text:span text:style-name="MT3">JUZGADO DE 1RA INSTANCIA EN LO PENAL CONTRAVENCIONAL Y DE FALTAS N°10   SECRETARÍA UNICA</text:span></text:p>
        <text:p text:style-name="MP3"><text:span text:style-name="MT4">Lopez</text:span><text:span text:style-name="MT5">, <text:s/>Ayelén SOBRE 111 - CONDUCIR CON MAYOR CANTIDAD DE ALCOHOL EN SANGRE DEL PERMITIDO O BAJO LOS EFECTOS DE ESTUPEFACIENTES (Art. 114</text:span></text:p>
        <text:p text:style-name="MP3"><text:span text:style-name="MT3">Número: IPP 43618/2018-0</text:span></text:p>
        <text:p text:style-name="MP3"><text:span text:style-name="MT3">CUIJ: IPP J-01-00019484-7/2018-0</text:span></text:p>
        <text:p text:style-name="MP3"><text:span text:style-name="MT3">Actuación Nro: 12190586/2018</text:span></text:p>
      </style:header>
      <style:footer>
        <text:p text:style-name="MP4"><text:span text:style-name="MT6">Juzgado PCyF Nº 10 - Tacuarí 138, 7º Piso - </text:span><text:a xlink:type="simple" xlink:href="mailto:juzcyf10@jusbaires.gob.ar" text:style-name="ListLabel_20_4" text:visited-style-name="ListLabel_20_4"><text:span text:style-name="ListLabel_20_2"><text:span text:style-name="MT7">juzcyf10@jusbaires.gob.ar</text:span></text:span></text:a><text:span text:style-name="MT6"> - 4014-6821/20 - </text:span><text:a xlink:type="simple" xlink:href="https://twitter.com/jpcyf10" text:style-name="ListLabel_20_5" text:visited-style-name="ListLabel_20_5"><text:span text:style-name="ListLabel_20_3"><text:span text:style-name="MT8">@jpcyf10</text:span></text:span></text:a></text:p>
      </style:footer>
    </style:master-page>
    <style:master-page style:name="Converted1" style:page-layout-name="Mpm2">
      <style:header>
        <text:p text:style-name="Header"/>
      </style:header>
      <style:footer>
        <text:p text:style-name="MP4"><text:bookmark text:name="_heading=h.30j0zll"/><text:span text:style-name="MT6">Juzgado PCyF Nº 10 - Tacuarí 138, 7º Piso - </text:span><text:a xlink:type="simple" xlink:href="mailto:juzcyf10@jusbaires.gob.ar" text:style-name="ListLabel_20_4" text:visited-style-name="ListLabel_20_4"><text:span text:style-name="ListLabel_20_2"><text:span text:style-name="MT7">juzcyf10@jusbaires.gob.ar</text:span></text:span></text:a><text:span text:style-name="MT6"> - 4014-6821/20 - </text:span><text:a xlink:type="simple" xlink:href="https://twitter.com/jpcyf10" text:style-name="ListLabel_20_5" text:visited-style-name="ListLabel_20_5"><text:span text:style-name="ListLabel_20_3"><text:span text:style-name="MT8">@jpcyf10</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7:50:00</meta:creation-date>
    <meta:initial-creator>jmartinez</meta:initial-creator>
    <dc:language>es-AR</dc:language>
    <dc:date>2019-12-12T14:56:48.221646101</dc:date>
    <meta:editing-cycles>5</meta:editing-cycles>
    <meta:editing-duration>PT15M31S</meta:editing-duration>
    <meta:generator>LibreOffice/6.0.7.3$Linux_X86_64 LibreOffice_project/00m0$Build-3</meta:generator>
    <meta:document-statistic meta:table-count="0" meta:image-count="1" meta:object-count="0" meta:page-count="9" meta:paragraph-count="84" meta:word-count="3164" meta:character-count="18835" meta:non-whitespace-character-count="15701"/>
    <meta:user-defined meta:name="AppVersion">14.0000</meta:user-defined>
    <meta:user-defined meta:name="Company">D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